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1c7" officeooo:paragraph-rsid="0012c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09T22:44:40.293000000</meta:creation-date>
    <dc:date>2025-06-09T22:45:09.916000000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Windows_X86_64 LibreOffice_project/639b8ac485750d5696d7590a72ef1b496725cfb5</meta:generator>
  </office:meta>
</office:document-meta>
</file>